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1e75f" officeooo:paragraph-rsid="0001e75f"/>
    </style:style>
    <style:style style:name="P2" style:family="paragraph" style:parent-style-name="Text_20_body">
      <style:text-properties officeooo:rsid="0003c2fe" officeooo:paragraph-rsid="0004126e"/>
    </style:style>
    <style:style style:name="P3" style:family="paragraph" style:parent-style-name="Text_20_body">
      <style:text-properties officeooo:rsid="0004f49c" officeooo:paragraph-rsid="0004f49c"/>
    </style:style>
    <style:style style:name="P4" style:family="paragraph" style:parent-style-name="Text_20_body">
      <style:text-properties officeooo:rsid="000783bb" officeooo:paragraph-rsid="000783bb"/>
    </style:style>
    <style:style style:name="P5" style:family="paragraph" style:parent-style-name="Text_20_body">
      <style:text-properties officeooo:paragraph-rsid="0008a4b6"/>
    </style:style>
    <style:style style:name="P6" style:family="paragraph" style:parent-style-name="Text_20_body">
      <style:text-properties officeooo:rsid="0009dec2" officeooo:paragraph-rsid="000b97b2"/>
    </style:style>
    <style:style style:name="P7" style:family="paragraph" style:parent-style-name="Text_20_body">
      <style:text-properties officeooo:rsid="000b084d" officeooo:paragraph-rsid="000b084d"/>
    </style:style>
    <style:style style:name="P8" style:family="paragraph" style:parent-style-name="Text_20_body">
      <style:text-properties officeooo:rsid="000d4b12" officeooo:paragraph-rsid="000d4b12"/>
    </style:style>
    <style:style style:name="P9" style:family="paragraph" style:parent-style-name="Text_20_body" style:list-style-name="L2">
      <style:text-properties officeooo:rsid="000d4b12" officeooo:paragraph-rsid="000d4b12"/>
    </style:style>
    <style:style style:name="P10" style:family="paragraph" style:parent-style-name="Text_20_body">
      <style:text-properties officeooo:paragraph-rsid="000e0e50"/>
    </style:style>
    <style:style style:name="P11" style:family="paragraph" style:parent-style-name="Text_20_body">
      <style:text-properties officeooo:rsid="00101955" officeooo:paragraph-rsid="00101955"/>
    </style:style>
    <style:style style:name="P12" style:family="paragraph" style:parent-style-name="Text_20_body">
      <style:text-properties style:text-underline-style="solid" style:text-underline-width="auto" style:text-underline-color="font-color" officeooo:rsid="0011ae9f" officeooo:paragraph-rsid="0011ae9f"/>
    </style:style>
    <style:style style:name="P13" style:family="paragraph" style:parent-style-name="Text_20_body">
      <style:text-properties style:text-underline-style="solid" style:text-underline-width="auto" style:text-underline-color="font-color" officeooo:rsid="00139919" officeooo:paragraph-rsid="00139919"/>
    </style:style>
    <style:style style:name="P14" style:family="paragraph" style:parent-style-name="Text_20_body">
      <style:text-properties style:text-underline-style="solid" style:text-underline-width="auto" style:text-underline-color="font-color" officeooo:rsid="0021dc71" officeooo:paragraph-rsid="0021dc71"/>
    </style:style>
    <style:style style:name="P15" style:family="paragraph" style:parent-style-name="Text_20_body">
      <style:text-properties style:text-underline-style="none" officeooo:rsid="0012c0bb" officeooo:paragraph-rsid="0012c0bb"/>
    </style:style>
    <style:style style:name="P16" style:family="paragraph" style:parent-style-name="Text_20_body">
      <style:text-properties officeooo:paragraph-rsid="001409dd"/>
    </style:style>
    <style:style style:name="P17" style:family="paragraph" style:parent-style-name="Text_20_body">
      <style:text-properties officeooo:rsid="00186757" officeooo:paragraph-rsid="00186757"/>
    </style:style>
    <style:style style:name="P18" style:family="paragraph" style:parent-style-name="Text_20_body" style:list-style-name="L3">
      <style:text-properties officeooo:paragraph-rsid="00186757"/>
    </style:style>
    <style:style style:name="P19" style:family="paragraph" style:parent-style-name="Text_20_body" style:list-style-name="L3">
      <style:text-properties officeooo:rsid="00189f5f" officeooo:paragraph-rsid="00189f5f"/>
    </style:style>
    <style:style style:name="P20" style:family="paragraph" style:parent-style-name="Text_20_body" style:list-style-name="L3">
      <style:text-properties officeooo:rsid="001ce0d6" officeooo:paragraph-rsid="001ce0d6"/>
    </style:style>
    <style:style style:name="P21" style:family="paragraph" style:parent-style-name="Text_20_body">
      <style:text-properties fo:font-style="normal" style:text-underline-style="none" officeooo:rsid="0021dc71" officeooo:paragraph-rsid="0021dc71" style:font-style-asian="normal" style:font-style-complex="normal"/>
    </style:style>
    <style:style style:name="P22" style:family="paragraph" style:parent-style-name="Text_20_body">
      <style:text-properties officeooo:rsid="002320f3" officeooo:paragraph-rsid="002320f3"/>
    </style:style>
    <style:style style:name="P23" style:family="paragraph" style:parent-style-name="Text_20_body" style:list-style-name="L4">
      <style:text-properties officeooo:rsid="002320f3" officeooo:paragraph-rsid="002320f3"/>
    </style:style>
    <style:style style:name="P24" style:family="paragraph" style:parent-style-name="Text_20_body">
      <style:text-properties officeooo:rsid="0024bd56" officeooo:paragraph-rsid="0024bd56"/>
    </style:style>
    <style:style style:name="P25" style:family="paragraph" style:parent-style-name="Text_20_body">
      <style:text-properties officeooo:rsid="0026911a" officeooo:paragraph-rsid="0026911a"/>
    </style:style>
    <style:style style:name="P26" style:family="paragraph" style:parent-style-name="Text_20_body" style:list-style-name="L5">
      <style:text-properties officeooo:rsid="0026911a" officeooo:paragraph-rsid="0026911a"/>
    </style:style>
    <style:style style:name="P27" style:family="paragraph" style:parent-style-name="Text_20_body" style:list-style-name="L5">
      <style:text-properties officeooo:rsid="0027f611" officeooo:paragraph-rsid="0027f611"/>
    </style:style>
    <style:style style:name="P28" style:family="paragraph" style:parent-style-name="Text_20_body" style:list-style-name="L5">
      <style:text-properties officeooo:rsid="00283ca9" officeooo:paragraph-rsid="00283ca9"/>
    </style:style>
    <style:style style:name="P29" style:family="paragraph" style:parent-style-name="Text_20_body" style:list-style-name="L5">
      <style:text-properties officeooo:rsid="0028f69c" officeooo:paragraph-rsid="0028f69c"/>
    </style:style>
    <style:style style:name="P30" style:family="paragraph" style:parent-style-name="Title">
      <style:text-properties officeooo:rsid="0001e75f" officeooo:paragraph-rsid="0001e75f"/>
    </style:style>
    <style:style style:name="T1" style:family="text">
      <style:text-properties officeooo:rsid="0004126e"/>
    </style:style>
    <style:style style:name="T2" style:family="text">
      <style:text-properties officeooo:rsid="0008a4b6"/>
    </style:style>
    <style:style style:name="T3" style:family="text">
      <style:text-properties officeooo:rsid="000a69b6"/>
    </style:style>
    <style:style style:name="T4" style:family="text">
      <style:text-properties officeooo:rsid="000b97b2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b97b2" style:font-style-asian="italic" style:font-style-complex="italic"/>
    </style:style>
    <style:style style:name="T7" style:family="text">
      <style:text-properties fo:font-style="italic" officeooo:rsid="000a69b6" style:font-style-asian="italic" style:font-style-complex="italic"/>
    </style:style>
    <style:style style:name="T8" style:family="text">
      <style:text-properties fo:font-style="italic" officeooo:rsid="00101955" style:font-style-asian="italic" style:font-style-complex="italic"/>
    </style:style>
    <style:style style:name="T9" style:family="text">
      <style:text-properties fo:font-style="italic" officeooo:rsid="0025477c" style:font-style-asian="italic" style:font-style-complex="italic"/>
    </style:style>
    <style:style style:name="T10" style:family="text">
      <style:text-properties fo:font-style="italic" style:text-underline-style="none" officeooo:rsid="001409dd" style:font-style-asian="italic" style:font-style-complex="italic"/>
    </style:style>
    <style:style style:name="T11" style:family="text">
      <style:text-properties fo:font-style="italic" style:text-underline-style="none" officeooo:rsid="0017d167" style:font-style-asian="italic" style:font-style-complex="italic"/>
    </style:style>
    <style:style style:name="T12" style:family="text">
      <style:text-properties fo:font-style="italic" style:text-underline-style="none" officeooo:rsid="001f0248" style:font-style-asian="italic" style:font-style-complex="italic"/>
    </style:style>
    <style:style style:name="T13" style:family="text">
      <style:text-properties officeooo:rsid="000e0e50"/>
    </style:style>
    <style:style style:name="T14" style:family="text">
      <style:text-properties officeooo:rsid="000ec3e4"/>
    </style:style>
    <style:style style:name="T15" style:family="text">
      <style:text-properties officeooo:rsid="00101955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5477c" style:font-style-asian="normal" style:font-style-complex="normal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fo:font-style="normal" style:text-underline-style="none" officeooo:rsid="001409dd" style:font-style-asian="normal" style:font-style-complex="normal"/>
    </style:style>
    <style:style style:name="T20" style:family="text">
      <style:text-properties fo:font-style="normal" style:text-underline-style="none" officeooo:rsid="0015cbc0" style:font-style-asian="normal" style:font-style-complex="normal"/>
    </style:style>
    <style:style style:name="T21" style:family="text">
      <style:text-properties fo:font-style="normal" style:text-underline-style="none" officeooo:rsid="001600f3" style:font-style-asian="normal" style:font-style-complex="normal"/>
    </style:style>
    <style:style style:name="T22" style:family="text">
      <style:text-properties fo:font-style="normal" style:text-underline-style="none" officeooo:rsid="0017d167" style:font-style-asian="normal" style:font-style-complex="normal"/>
    </style:style>
    <style:style style:name="T23" style:family="text">
      <style:text-properties fo:font-style="normal" style:text-underline-style="none" officeooo:rsid="00186757" style:font-style-asian="normal" style:font-style-complex="normal"/>
    </style:style>
    <style:style style:name="T24" style:family="text">
      <style:text-properties fo:font-style="normal" style:text-underline-style="none" officeooo:rsid="001dfa53" style:font-style-asian="normal" style:font-style-complex="normal"/>
    </style:style>
    <style:style style:name="T25" style:family="text">
      <style:text-properties fo:font-style="normal" style:text-underline-style="none" officeooo:rsid="001e9e05" style:font-style-asian="normal" style:font-style-complex="normal"/>
    </style:style>
    <style:style style:name="T26" style:family="text">
      <style:text-properties fo:font-style="normal" style:text-underline-style="none" officeooo:rsid="001f0248" style:font-style-asian="normal" style:font-style-complex="normal"/>
    </style:style>
    <style:style style:name="T27" style:family="text">
      <style:text-properties officeooo:rsid="00224c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Virtualization</text:p>
      <text:p text:style-name="P1">The Abstraction: Address Spaces</text:p>
      <text:p text:style-name="P2"><text:span text:style-name="T1">We’re leaving CPU virtualization. </text:span>First section of memory virtualization. </text:p>
      <text:p text:style-name="P4">13.1 Early Systems</text:p>
      <text:p text:style-name="P3">13.2 Multiprogramming and Time Sharing</text:p>
      <text:p text:style-name="P5"><text:span text:style-name="T2">13.3 The Address Space</text:span></text:p>
      <text:p text:style-name="P6">We needed an easy to use abstraction of physical memory, <text:span text:style-name="T3">called the </text:span><text:span text:style-name="T7">address space.</text:span><text:span text:style-name="T3"> It is the running program’s view of physical memory. </text:span><text:span text:style-name="T4">Address Space of a process contains all of the memory state (</text:span><text:span text:style-name="T6">code</text:span><text:span text:style-name="T4">, </text:span><text:span text:style-name="T6">stack</text:span><text:span text:style-name="T4">, </text:span><text:span text:style-name="T6">heap</text:span><text:span text:style-name="T4"> and e.g </text:span><text:span text:style-name="T6">static variables</text:span><text:span text:style-name="T4"> etc).</text:span></text:p>
      <text:p text:style-name="P7">Understanding the address space is a fundamental key in understanding how memory is virtualized. </text:p>
      <text:p text:style-name="P8">The <text:span text:style-name="T5">address space </text:span>is built up by 3 <text:span text:style-name="T5">segments</text:span>:</text:p>
      <text:list xml:id="list3346307464" text:style-name="L2">
        <text:list-item>
          <text:p text:style-name="P9">Program code (instructions)</text:p>
        </text:list-item>
        <text:list-item>
          <text:p text:style-name="P9">Heap (Malloc’d data, dynamic data strutures, grows downwards)</text:p>
        </text:list-item>
        <text:list-item>
          <text:p text:style-name="P9">Stack (Local variables, arguments and return values for routines, grows upwards)</text:p>
        </text:list-item>
      </text:list>
      <text:p text:style-name="P10"><text:span text:style-name="T13">It is convention that the heap grows down and the stack grows up, thus one can grow when the other </text:span><text:span text:style-name="T14">shrinks</text:span><text:span text:style-name="T13">. </text:span><text:span text:style-name="T15">When we introduce multiple </text:span><text:span text:style-name="T8">threads</text:span><text:span text:style-name="T15"> to co-exist in an address space we don’t have a nice way to divide the address space. </text:span></text:p>
      <text:p text:style-name="P11">So, the <text:span text:style-name="T5">address space </text:span><text:span text:style-name="T16">is the </text:span><text:span text:style-name="T5">OS abstraction</text:span><text:span text:style-name="T16"> of </text:span><text:span text:style-name="T5">physical memory</text:span><text:span text:style-name="T16"> provided to the </text:span><text:span text:style-name="T5">running program</text:span><text:span text:style-name="T16">.</text:span></text:p>
      <text:p text:style-name="P12"><text:span text:style-name="T16">Problem: How Do We Virtualize Memory?</text:span></text:p>
      <text:p text:style-name="P15"><text:span text:style-name="T16">We must make sure that for example a load operation is loading from the virtual address 0 and not physical address 0, this is done by some hardware support. </text:span></text:p>
      <text:p text:style-name="P13"><text:span text:style-name="T16">Tip: The Principle Of Isolation</text:span></text:p>
      <text:p text:style-name="P16"><text:span text:style-name="T19">A key principle of building reliable systems is </text:span><text:span text:style-name="T10">isolation.</text:span><text:span text:style-name="T19">The idea with isolation is that if 1 entity fails, it won’t affect the other. </text:span><text:span text:style-name="T20">OS’s strive to isolate process from each other for prevention of harming each other. </text:span><text:span text:style-name="T21">By the use of memory isolation, the OS ensures that a running program cannot affect the operation of the underlying OS. </text:span><text:span text:style-name="T22">Some OS’s also have memory isolation of pieces in the OS, such as </text:span><text:span text:style-name="T11">microkernels</text:span><text:span text:style-name="T22">. It may provide greater reliability than typical monolithic kernel designs. </text:span></text:p>
      <text:p text:style-name="P17"><text:span text:style-name="T22">1</text:span><text:span text:style-name="T18">3.4 Goals</text:span></text:p>
      <text:p text:style-name="P17"><text:span text:style-name="T18">Goals of virtualizing memory:</text:span></text:p>
      <text:list xml:id="list789465874" text:style-name="L3">
        <text:list-item>
          <text:p text:style-name="P18"><text:span text:style-name="T23">Transparency (OS and hardware creates an illusion of running on physical memory)</text:span></text:p>
        </text:list-item>
        <text:list-item>
          <text:p text:style-name="P19"><text:span text:style-name="T18">Efficiency (In terms of time and space, </text:span><text:span text:style-name="T25">implementing time-efficiency OS relies on HW</text:span><text:span text:style-name="T18">)</text:span></text:p>
        </text:list-item>
        <text:list-item>
          <text:p text:style-name="P20"><text:span text:style-name="T18">Protection (</text:span><text:span text:style-name="T24">Process-to-process and process-to-OS, </text:span><text:span text:style-name="T26">delivers the property of </text:span><text:span text:style-name="T12">isolation</text:span><text:span text:style-name="T18">)</text:span></text:p>
        </text:list-item>
      </text:list>
      <text:p text:style-name="P14"><text:span text:style-name="T16">Info: Every Address You See Is Virtual</text:span></text:p>
      <text:p text:style-name="P21"><text:soft-page-break/>Print out a pointer, the value is a <text:span text:style-name="T5">virtual address</text:span>. <text:span text:style-name="T27">B y printing a void pointer to the main procedure, we get the virtual memory location address of the code. </text:span></text:p>
      <text:p text:style-name="P22">Order:</text:p>
      <text:list xml:id="list850433435" text:style-name="L4">
        <text:list-item>
          <text:p text:style-name="P23">Code segment</text:p>
        </text:list-item>
        <text:list-item>
          <text:p text:style-name="P23">Heap segment</text:p>
        </text:list-item>
        <text:list-item>
          <text:p text:style-name="P23">Stack segment</text:p>
        </text:list-item>
      </text:list>
      <text:p text:style-name="P22">Each virtual address will be translated by the OS and hardware in order to fetch values from their true physical locations. </text:p>
      <text:p text:style-name="P24">To implement virtual memory, we need some basic <text:span text:style-name="T5">mechanisms </text:span><text:span text:style-name="T9">and policies</text:span><text:span text:style-name="T17"> </text:span>presented in next chapter.</text:p>
      <text:p text:style-name="P25">13.5 Summary</text:p>
      <text:list xml:id="list3650409582" text:style-name="L5">
        <text:list-item>
          <text:p text:style-name="P26">Virtual memory, a major OS subsystem</text:p>
        </text:list-item>
        <text:list-item>
          <text:p text:style-name="P27">Virtual memory system provide an illusion of a large, sparse, private address space to programs, which hold their instructions and data therein. </text:p>
        </text:list-item>
        <text:list-item>
          <text:p text:style-name="P28">OS with hardware support will turn virtual memory references into physical memory location. </text:p>
        </text:list-item>
        <text:list-item>
          <text:p text:style-name="P29">OS will provide the memory virtualization for many processes at a time</text:p>
        </text:list-item>
        <text:list-item>
          <text:p text:style-name="P29">The memory virtualization requires a lot of mechanisms and some critical policies</text:p>
        </text:list-item>
        <text:list-item>
          <text:p text:style-name="P29">An address space is the topological description of virtual memory for one process</text:p>
          <text:list>
            <text:list-item>
              <text:p text:style-name="P29">Code segment</text:p>
            </text:list-item>
            <text:list-item>
              <text:p text:style-name="P29">Heap segment </text:p>
            </text:list-item>
            <text:list-item>
              <text:p text:style-name="P29">Stack segment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18:47:44.188792603</meta:creation-date>
    <dc:date>2020-11-09T13:10:01.396255928</dc:date>
    <meta:editing-duration>PT18H11M46S</meta:editing-duration>
    <meta:editing-cycles>42</meta:editing-cycles>
    <meta:generator>LibreOffice/6.4.6.2$Linux_X86_64 LibreOffice_project/40$Build-2</meta:generator>
    <meta:document-statistic meta:table-count="0" meta:image-count="0" meta:object-count="0" meta:page-count="2" meta:paragraph-count="41" meta:word-count="518" meta:character-count="3124" meta:non-whitespace-character-count="2655"/>
  </office:meta>
</office:document-meta>
</file>